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fill-color="#ffffff" fo:min-height="3.816cm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fill-color="#ffffff" fo:min-height="4.978cm" fo:padding-top="0.142cm" fo:padding-bottom="0.142cm" fo:padding-left="0.267cm" fo:padding-right="0.267cm" draw:shadow="hidden"/>
    </style:style>
    <style:style style:name="gr3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fill-color="#ffffff" fo:min-height="4.267cm" fo:padding-top="0.142cm" fo:padding-bottom="0.142cm" fo:padding-left="0.267cm" fo:padding-right="0.267cm" draw:shadow="hidden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5cm" fo:min-width="1.664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16cm" fo:min-width="1.63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fill-color="#ffffff" fo:min-height="4.616cm" fo:padding-top="0.142cm" fo:padding-bottom="0.142cm" fo:padding-left="0.267cm" fo:padding-right="0.267cm" draw:shadow="hidden"/>
    </style:style>
    <style:style style:name="gr7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fill-color="#ffffff" fo:min-height="3.116cm" fo:padding-top="0.142cm" fo:padding-bottom="0.142cm" fo:padding-left="0.267cm" fo:padding-right="0.267cm" draw:shadow="hidden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dddddd" draw:textarea-vertical-align="middle" draw:auto-grow-height="false" fo:min-height="2.103cm" fo:min-width="2.156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="solid" draw:fill-color="#dddddd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3.6cm" svg:height="4.1cm" svg:x="17.3cm" svg:y="1.4cm">
          <draw:text-box>
            <text:p text:style-name="P1"><text:span text:style-name="T1">CANE</text:span></text:p>
            <text:p text:style-name="P1"/>
            <text:p text:style-name="P1">quantity</text:p>
            <text:p text:style-name="P1">price</text:p>
            <text:p text:style-name="P1">date_buy</text:p>
          </draw:text-box>
        </draw:frame>
        <draw:frame draw:style-name="gr2" draw:text-style-name="P2" draw:layer="layout" svg:width="3.6cm" svg:height="5.262cm" svg:x="17.3cm" svg:y="8.5cm">
          <draw:text-box>
            <text:p text:style-name="P1"><text:span text:style-name="T1">TUBE</text:span></text:p>
            <text:p text:style-name="P1"/>
            <text:p text:style-name="P1">ref</text:p>
            <text:p text:style-name="P1">price</text:p>
            <text:p text:style-name="P1">date_buy</text:p>
            <text:p text:style-name="P1">model</text:p>
            <text:p text:style-name="P1">length</text:p>
          </draw:text-box>
        </draw:frame>
        <draw:frame draw:style-name="gr3" draw:text-style-name="P2" draw:layer="layout" svg:width="3.6cm" svg:height="4.551cm" svg:x="11cm" svg:y="4.7cm">
          <draw:text-box>
            <text:p text:style-name="P1"><text:span text:style-name="T1">REED</text:span></text:p>
            <text:p text:style-name="P1"/>
            <text:p text:style-name="P1">color</text:p>
            <text:p text:style-name="P1">date_build</text:p>
            <text:p text:style-name="P1">date_sell</text:p>
            <text:p text:style-name="P1">paid</text:p>
          </draw:text-box>
        </draw:frame>
        <draw:custom-shape draw:style-name="gr4" draw:text-style-name="P3" draw:layer="layout" svg:width="2.7cm" svg:height="0.8cm" svg:x="14.6cm" svg:y="4.7cm">
          <text:p text:style-name="P1"><text:span text:style-name="T2">One to One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3" draw:layer="layout" svg:width="2.7cm" svg:height="0.8cm" svg:x="14.6cm" svg:y="8.6cm">
          <text:p text:style-name="P1"><text:span text:style-name="T2">Many to One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2" draw:layer="layout" svg:width="3.6cm" svg:height="6.684cm" svg:x="6.3cm" svg:y="4.4cm">
          <draw:text-box>
            <text:p text:style-name="P1"><text:span text:style-name="T1">USER</text:span></text:p>
            <text:p text:style-name="P1"/>
            <text:p text:style-name="P1">first_name</text:p>
            <text:p text:style-name="P1">last_name</text:p>
            <text:p text:style-name="P1">email</text:p>
            <text:p text:style-name="P1">picture</text:p>
            <text:p text:style-name="P1">hash</text:p>
            <text:p text:style-name="P1">slug</text:p>
            <text:p text:style-name="P1"/>
          </draw:text-box>
        </draw:frame>
        <draw:frame draw:style-name="gr6" draw:text-style-name="P2" draw:layer="layout" svg:width="3.6cm" svg:height="4.9cm" svg:x="1cm" svg:y="1cm">
          <draw:text-box>
            <text:p text:style-name="P1"><text:span text:style-name="T1">SCHOOL</text:span></text:p>
            <text:p text:style-name="P1"/>
            <text:p text:style-name="P1">title</text:p>
            <text:p text:style-name="P1">city</text:p>
            <text:p text:style-name="P1">address</text:p>
            <text:p text:style-name="P1">slug</text:p>
          </draw:text-box>
        </draw:frame>
        <draw:frame draw:style-name="gr7" draw:text-style-name="P2" draw:layer="layout" svg:width="3.6cm" svg:height="3.4cm" svg:x="1cm" svg:y="8.7cm">
          <draw:text-box>
            <text:p text:style-name="P1"><text:span text:style-name="T3">SCHOOL_USER</text:span></text:p>
            <text:p text:style-name="P1"/>
            <text:p text:style-name="P1">school_id</text:p>
            <text:p text:style-name="P1">user_id</text:p>
          </draw:text-box>
        </draw:frame>
        <draw:custom-shape draw:style-name="gr8" draw:text-style-name="P4" draw:layer="layout" svg:width="2.656cm" svg:height="2.353cm" draw:transform="rotate (-0.697259036171734) translate (4.311cm 5.891cm)">
          <text:p text:style-name="P1"><text:span text:style-name="T4">Many</text:span></text:p>
          <text:p text:style-name="P1"><text:span text:style-name="T4">To</text:span></text:p>
          <text:p text:style-name="P1"><text:span text:style-name="T4">Many</text:span></text:p>
          <draw:enhanced-geometry svg:viewBox="0 0 787 799" draw:type="non-primitive" draw:enhanced-path="M 439 12 L 535 102 391 246 252 108 349 12 0 0 12 348 108 258 282 433 282 799 511 799 511 427 685 252 781 348 787 0 439 12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23:53:18.387529730</meta:creation-date>
    <dc:date>2018-11-25T22:48:31.442937310</dc:date>
    <meta:editing-duration>PT48M43S</meta:editing-duration>
    <meta:editing-cycles>3</meta:editing-cycles>
    <meta:generator>LibreOffice/6.0.6.2$MacOSX_X86_64 LibreOffice_project/0c292870b25a325b5ed35f6b45599d2ea4458e77</meta:generator>
    <meta:document-statistic meta:object-count="9"/>
  </office:meta>
</office:document-meta>
</file>